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list-style-name="">
      <style:paragraph-properties fo:margin-left="0in" fo:margin-right="0in" fo:text-indent="0in" style:auto-text-indent="false"/>
    </style:style>
    <style:style style:name="P5" style:family="paragraph" style:parent-style-name="Heading_20_2" style:list-style-name="">
      <style:paragraph-properties fo:margin-left="0in" fo:margin-right="0in" fo:text-indent="0in" style:auto-text-indent="false"/>
    </style:style>
    <style:style style:name="P6"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2pt" fo:language="en" fo:country="US" fo:font-style="normal" style:font-size-asian="12pt" style:language-asian="en" style:country-asian="US" style:font-style-asian="normal"/>
    </style:style>
    <style:style style:name="T4" style:family="text">
      <style:text-properties style:font-name="Times New Roman" fo:font-size="12pt" fo:language="en" fo:country="US" style:font-size-asian="12pt" style:language-asian="en" style:country-asian="US"/>
    </style:style>
    <style:style style:name="T5"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2">DEATH, DYING, AND HEALING</text:span></text:h>
      <text:p text:style-name="P2"/>
      <text:h text:style-name="P5" text:outline-level="2"><text:span text:style-name="T3">Injury and Death</text:span></text:h>
      <text:p text:style-name="P1"><text:span text:style-name="T5">Hit points measure how hard a character is to kill. <text:s/>Hit points mean two things in the game world: the ability to take physical punishment and keep going, and the ability to turn a serious blow into a less serious one.</text:span></text:p>
      <text:p text:style-name="P2"/>
      <text:h text:style-name="P5" text:outline-level="2"><text:span text:style-name="T3">Effects of Hit Point Damage</text:span></text:h>
      <text:p text:style-name="P1"><text:span text:style-name="T5">At 0 hit points, a character is disabled.</text:span></text:p>
      <text:p text:style-name="P1"><text:span text:style-name="T5">At from –1 to –9 hit points, a character is dying.</text:span></text:p>
      <text:p text:style-name="P1"><text:span text:style-name="T5">At –10 or lower, a character is dead.</text:span></text:p>
      <text:p text:style-name="P2"/>
      <text:h text:style-name="P5" text:outline-level="2"><text:span text:style-name="T3">Massive Damage</text:span></text:h>
      <text:p text:style-name="P1"><text:span text:style-name="T5">Any time a character takes damage from a single hit that exceeds the character’s massive damage threshold, that damage is considered massive damage. A character’s massive damage threshold is equal to the character’s current Constitution score; it can be increased by taking the Improved Damage Threshold feat.</text:span></text:p>
      <text:p text:style-name="P1"><text:span text:style-name="T5">When a character takes massive damage that doesn’t reduce his or her hit points to 0 or lower, the character must make a Fortitude save (DC 15). If the character fails the save, the character’s hit point total is immediately reduced to –1. If the save succeeds, the character suffers no ill effect beyond the loss of hit points.</text:span></text:p>
      <text:p text:style-name="P1"><text:span text:style-name="T5">Creatures immune to critical hits are also immune to the effects of massive damage.</text:span></text:p>
      <text:p text:style-name="P2"/>
      <text:h text:style-name="P5" text:outline-level="2"><text:span text:style-name="T3">Nonlethal Damage</text:span></text:h>
      <text:p text:style-name="P1"><text:span text:style-name="T5">Nonlethal damage is dealt by unarmed attackers and some weapons. Melee weapons that deal lethal damage can be wielded so as to deal nonlethal damage, but the attacker takes a –4 penalty on attack rolls for trying to deal nonlethal damage instead of lethal damage. A ranged weapon that deals lethal damage can’t be made to deal nonlethal damage (unless it is used as an improvised melee weapon).</text:span></text:p>
      <text:p text:style-name="P1"><text:span text:style-name="T5">Nonlethal damage does not affect the target’s hit points. Instead, compare the amount of nonlethal damage from an attack to the target’s massive damage threshold. If the amount is less than the target’s massive damage threshold, the target is unaffected by the attack.</text:span></text:p>
      <text:p text:style-name="P1"><text:span text:style-name="T5">If the damage equals or exceeds the target’s massive damage threshold, the target must make a Fortitude save (DC 15). If the target succeeds on the save, the target is dazed for 1 round. If the target fails, he or she is knocked unconscious for 1d4+1 rounds.</text:span></text:p>
      <text:p text:style-name="P2"/>
      <text:p text:style-name="P1"><text:span text:style-name="T4">Disabled (0 Hit Points)</text:span></text:p>
      <text:p text:style-name="P1"><text:span text:style-name="T5">When a character’s current hit points drop to exactly 0, the character is disabled. The character is not unconscious, but he or she is close to it. The character can only take a single move or attack action each turn (but not both, nor can the character take full-round actions). The character can take nonstrenuous move actions without further injuring his or herself, but if the character attacks or perform any other action the GM deems as strenuous, the character takes 1 point of damage after completing the act. Unless the activity increased the character’s hit points, the character is now at –1 hit points, and is dying.</text:span></text:p>
      <text:p text:style-name="P1"><text:span text:style-name="T5">Healing that raises the character above 0 hit points makes him or her fully functional again, just as if the character had never been reduced to 0 or lower.</text:span></text:p>
      <text:p text:style-name="P1"><text:span text:style-name="T5">A character can also become disabled when recovering from dying. In this case, it’s a step up along the road to recovery, and the character can have fewer than 0 hit points (see Stable Characters and Recovery).</text:span></text:p>
      <text:p text:style-name="P2"><text:soft-page-break/></text:p>
      <text:p text:style-name="P1"><text:span text:style-name="T4">Dying (–1 to –9 Hit Points)</text:span></text:p>
      <text:p text:style-name="P1"><text:span text:style-name="T5">When a character’s current hit points drop below 0, the character is dying. A dying character has a current hit point total between –1 and –9 inclusive.</text:span></text:p>
      <text:p text:style-name="P1"><text:span text:style-name="T5">A dying character immediately falls unconscious and can take no actions.</text:span></text:p>
      <text:p text:style-name="P1"><text:span text:style-name="T5">A dying character loses 1 hit point every round. This continues until the character dies or becomes stable naturally or with help (see below).</text:span></text:p>
      <text:p text:style-name="P1"><text:span text:style-name="T5">Dead (–10 hit points or lower)</text:span></text:p>
      <text:p text:style-name="P1"><text:span text:style-name="T5">When a character’s current hit points drop to –10 or lower, he or she is dead. A character can also die if his or her Constitution is reduced to 0.</text:span></text:p>
      <text:p text:style-name="P2"/>
      <text:h text:style-name="P5" text:outline-level="2"><text:span text:style-name="T3">Stable Characters and Recovery</text:span></text:h>
      <text:p text:style-name="P1"><text:span text:style-name="T5">A dying character (one with –1 to –9 hit points) is un­conscious and loses 1 hit point every round until he or she becomes stable or dies.</text:span></text:p>
      <text:p text:style-name="P2"/>
      <text:p text:style-name="P6"><text:span text:style-name="T4">Recovering without Help</text:span></text:p>
      <text:p text:style-name="P1"><text:span text:style-name="T5">Each round, a dying character makes a Fortitude saving throw (DC 20). If the save fails, the character loses 1 hit point and must make another save on his or her turn the next round.</text:span></text:p>
      <text:p text:style-name="P1"><text:span text:style-name="T5">If the save succeeds, the character becomes stable. A stable character stops losing hit points every round, but remains unconscious.</text:span></text:p>
      <text:p text:style-name="P1"><text:span text:style-name="T5">If no one tends to the stable character (see below), he or she remains unconscious for 1 hour, at which point he or she makes a Fortitude save (DC 20). If the save succeeds, the stable character regains consciousness, becoming disabled (see above). The character’s current hit point total remains where it is, however, even though it’s negative. If the save fails, the character remains unconscious.</text:span></text:p>
      <text:p text:style-name="P1"><text:span text:style-name="T5">An unaided stable, conscious character who has negative hit points (and is disabled) doesn’t heal naturally. Instead, each day the character makes a Fortitude save (DC 20) to start recovering hit points naturally that day; if the save fails, he or she loses 1 hit point.</text:span></text:p>
      <text:p text:style-name="P1"><text:span text:style-name="T5">Once an unaided character starts recovering hit points naturally, the character is no longer in danger of losing additional hit points (even if his or her current hit point total is still negative).</text:span></text:p>
      <text:p text:style-name="P2"/>
      <text:h text:style-name="P5" text:outline-level="2"><text:span text:style-name="T3">Recovering with Help</text:span></text:h>
      <text:p text:style-name="P1"><text:span text:style-name="T5">A dying character can be made stable by the use of the Treat Injury skill (DC 15).</text:span></text:p>
      <text:p text:style-name="P1"><text:span text:style-name="T5">One hour after a tended, dying character becomes stable, he or she makes a Fortitude save (DC 20) to regain consciousness. If successful, the character becomes disabled (see above). If the character remains unconscious, he or she makes the same Fortitude save every hour until he or she becomes conscious. Even while unconscious, the character recovers hit points naturally, and he or she can return to normal activity when his or her hit points rise to 1 or higher.</text:span></text:p>
      <text:p text:style-name="P2"/>
      <text:h text:style-name="P5" text:outline-level="2"><text:span text:style-name="T3">Healing</text:span></text:h>
      <text:p text:style-name="P1"><text:span text:style-name="T5">After taking damage, a character can recover hit points through natural healing (over the course of days) or through medical technology (somewhat faster). In some campaign settings, magical healing is also available. In any case, a character can’t regain hit points past his or her full normal total.</text:span></text:p>
      <text:p text:style-name="P2"/>
      <text:h text:style-name="P5" text:outline-level="2"><text:span text:style-name="T3">Natural Healing</text:span></text:h>
      <text:p text:style-name="P1"><text:soft-page-break/><text:span text:style-name="T5">A character recovers 1 hit point per character level per evening of rest (8 hours of sleep). </text:span></text:p>
      <text:p text:style-name="P1"><text:span text:style-name="T5">A character undergoing complete bed rest (doing nothing for an entire day) recovers 2 hit points per character level.</text:span></text:p>
      <text:p text:style-name="P2"/>
      <text:h text:style-name="P5" text:outline-level="2"><text:span text:style-name="T3">Healing Ability Damage</text:span></text:h>
      <text:p text:style-name="P1"><text:span text:style-name="T5">Ability damage returns at the rate of 1 point per evening of rest (8 hours of sleep). Complete bed rest (24 hours) restores 2 points per day.</text:span></text:p>
      <text:p text:style-name="P2"/>
      <text:h text:style-name="P5" text:outline-level="2"><text:span text:style-name="T3">Temporary Hit Points</text:span></text:h>
      <text:p text:style-name="P1"><text:span text:style-name="T5">Certain effects can give a character temporary hit points. When a character gains temporary hit points, make a note of his or her current hit points before adding the temporary hit points. When the temporary hit points go away, the character’s hit points drop to that score. If the character’s hit points are already below that score at that time, all the temporary hit points have already been lost, and the character’s hit point total does not drop.</text:span></text:p>
      <text:p text:style-name="P1"><text:span text:style-name="T5">When temporary hit points are lost, they can’t be restored as real hit points can be, even with medical treatment or magic.</text:span></text:p>
      <text:p text:style-name="P2"/>
      <text:h text:style-name="P5" text:outline-level="2"><text:span text:style-name="T3">Increases in Constitution Score and Current Hit Points</text:span></text:h>
      <text:p text:style-name="P1"><text:span text:style-name="T5">An increase in a character’s Constitution score—even a temporary one—can give the character more hit points (an effective hit point increase), but these are not temporary hit points. They can be restored through normal healing. When a character’s Constitution drops back down to its previous score after a temporary increase, the character’s full normal hit points go down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ath, Dying, and Healing</dc:title>
    <dc:subject>MSRD</dc:subject>
    <meta:initial-creator>AKSmith</meta:initial-creator>
    <meta:creation-date>2002-09-05T13:40:00</meta:creation-date>
    <dc:date>2003-08-27T10:59:00</dc:date>
    <meta:editing-cycles>18</meta:editing-cycles>
    <meta:editing-duration>PT33S</meta:editing-duration>
    <meta:document-statistic meta:table-count="0" meta:image-count="0" meta:object-count="0" meta:page-count="3" meta:paragraph-count="49" meta:word-count="1289" meta:character-count="7453" meta:non-whitespace-character-count="6215"/>
    <meta:generator>LibreOffice/5.4.6.2$Linux_X86_64 LibreOffice_project/40m0$Build-2</meta:generator>
    <meta:user-defined meta:name="Company">Wizards of the Coast</meta:user-defined>
    <meta:user-defined meta:name="Operator">AKSmith</meta:user-defined>
  </office:meta>
</office:document-meta>
</file>